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sWrittenReset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sWrittenResetOutputStream.write(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ytesWrittenResetOutputStream.write( byte [ ] b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ytesWrittenReset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sWrittenResetOutputStream.BytesWrittenResetOutputStream( OutputStream out , Watchdog watchdog , int lengthR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